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40000001B02E2C790C.eps" manifest:media-type=""/>
  <manifest:file-entry manifest:full-path="Pictures/200000020000021500000128DDF7591E.eps" manifest:media-type=""/>
  <manifest:file-entry manifest:full-path="Pictures/200000010000018A0000013142804D21.svm" manifest:media-type=""/>
  <manifest:file-entry manifest:full-path="Pictures/20000001000000FE000001038E021CBF.svm" manifest:media-type=""/>
  <manifest:file-entry manifest:full-path="Pictures/20000001000000FA000000D8AB97C17A.svm" manifest:media-type=""/>
  <manifest:file-entry manifest:full-path="Pictures/200000020000026D000000CC4817778A.eps" manifest:media-type=""/>
  <manifest:file-entry manifest:full-path="Pictures/1000020100000039000000425AD89D04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objectwithoutfill">
      <style:graphic-properties draw:stroke="dash" draw:stroke-dash="Ultrafine_20_Dashed" svg:stroke-width="0cm" draw:marker-start-width="0.305cm" draw:marker-end-width="0.305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1" draw:text-style-name="P1" draw:layer="layout" svg:width="6.184cm" svg:height="2.031cm" svg:x="1.348cm" svg:y="0.236cm">
          <draw:image xlink:href="Pictures/200000020000026D000000CC4817778A.eps" xlink:type="simple" xlink:show="embed" xlink:actuate="onLoad">
            <text:p/>
          </draw:image>
        </draw:frame>
        <draw:frame draw:style-name="gr2" draw:text-style-name="P1" draw:layer="layout" svg:width="0.304cm" svg:height="0.31cm" svg:x="6.431cm" svg:y="1.319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472cm" svg:height="0.365cm" svg:x="7.563cm" svg:y="0.854cm">
          <draw:image xlink:href="Pictures/200000010000018A0000013142804D21.svm" xlink:type="simple" xlink:show="embed" xlink:actuate="onLoad">
            <text:p/>
          </draw:image>
        </draw:frame>
        <draw:frame draw:style-name="gr4" draw:text-style-name="P1" draw:layer="layout" svg:width="0.299cm" svg:height="0.258cm" svg:x="4.864cm" svg:y="1.26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299cm" svg:height="0.258cm" svg:x="1.122cm" svg:y="1.698cm">
          <draw:image xlink:href="Pictures/20000001000000FA000000D8AB97C17A.svm" xlink:type="simple" xlink:show="embed" xlink:actuate="onLoad">
            <text:p/>
          </draw:image>
        </draw:frame>
        <draw:frame draw:style-name="gr2" draw:text-style-name="P1" draw:layer="layout" svg:width="0.304cm" svg:height="0.31cm" svg:x="3.42cm" svg:y="1.019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472cm" svg:height="0.365cm" svg:x="4.596cm" svg:y="0.148cm">
          <draw:image xlink:href="Pictures/200000010000018A0000013142804D21.svm" xlink:type="simple" xlink:show="embed" xlink:actuate="onLoad">
            <text:p/>
          </draw:image>
        </draw:frame>
        <draw:frame draw:style-name="gr5" draw:text-style-name="P3" draw:layer="layout" svg:width="0.869cm" svg:height="0.916cm" svg:x="7.603cm" svg:y="1.30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5" draw:text-style-name="P3" draw:layer="layout" svg:width="1.132cm" svg:height="0.916cm" svg:x="0.312cm" svg:y="0.427cm">
          <draw:text-box>
            <text:p text:style-name="P2"><text:span text:style-name="T1">(</text:span><text:span text:style-name="T2">ب</text:span><text:span text:style-name="T1">)</text:span></text:p>
          </draw:text-box>
        </draw:frame>
      </draw:page>
      <draw:page draw:name="page2" draw:style-name="dp1" draw:master-page-name="Default">
        <draw:frame draw:style-name="gr1" draw:text-style-name="P1" draw:layer="layout" svg:width="8.248cm" svg:height="4.653cm" svg:x="0.374cm" svg:y="0.338cm">
          <draw:image xlink:href="Pictures/200000020000021500000128DDF7591E.eps" xlink:type="simple" xlink:show="embed" xlink:actuate="onLoad">
            <text:p/>
          </draw:image>
        </draw:frame>
        <draw:frame draw:style-name="gr1" draw:text-style-name="P1" draw:layer="layout" svg:width="5.489cm" svg:height="4.606cm" svg:x="0.301cm" svg:y="0.374cm">
          <draw:image xlink:href="Pictures/2000000200000240000001B02E2C790C.eps" xlink:type="simple" xlink:show="embed" xlink:actuate="onLoad">
            <text:p/>
          </draw:image>
        </draw:frame>
        <draw:frame draw:style-name="gr6" draw:layer="layout" svg:width="0.408cm" svg:height="0.355cm" svg:x="7.95cm" svg:y="1.39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424cm" svg:height="0.356cm" svg:x="6.282cm" svg:y="1.46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468cm" svg:height="0.47cm" svg:x="7.891cm" svg:y="0.9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38cm" svg:height="0.47cm" svg:x="7.876cm" svg:y="1.66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408cm" svg:height="0.355cm" svg:x="0.491cm" svg:y="2.9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305cm" svg:height="0.309cm" svg:x="4.998cm" svg:y="1.81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305cm" svg:height="0.309cm" svg:x="4.97cm" svg:y="3.43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39cm" svg:height="0.361cm" svg:x="1.261cm" svg:y="1.78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7" draw:text-style-name="P1" draw:layer="layout" svg:x1="1.67cm" svg:y1="1.092cm" svg:x2="1.67cm" svg:y2="3.535cm">
          <text:p/>
        </draw:line>
        <draw:frame draw:style-name="gr6" draw:layer="layout" svg:width="0.39cm" svg:height="0.361cm" svg:x="2.063cm" svg:y="1.81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7" draw:text-style-name="P1" draw:layer="layout" svg:x1="2.055cm" svg:y1="1.141cm" svg:x2="2.055cm" svg:y2="3.5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12:51.804751586</dc:date>
    <meta:editing-duration>PT23M52S</meta:editing-duration>
    <meta:editing-cycles>9</meta:editing-cycles>
    <meta:generator>LibreOffice/4.2.8.2$Linux_x86 LibreOffice_project/420m0$Build-2</meta:generator>
    <meta:document-statistic meta:object-count="25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>t</mi>
    </mrow>
    <annotation encoding="StarMath 5.0">t</annotation>
  </semantics>
</math>
</file>

<file path=Object 13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14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